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115256" officeooo:paragraph-rsid="00115256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officeooo:rsid="000b6a8d" officeooo:paragraph-rsid="00115256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154f27" officeooo:paragraph-rsid="00154f27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16a07c" officeooo:paragraph-rsid="0016a07c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font-weight="bold" officeooo:rsid="00115256" officeooo:paragraph-rsid="00115256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Liberation Serif" fo:font-size="12pt" fo:font-weight="bold" officeooo:rsid="00154f27" officeooo:paragraph-rsid="00154f27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Liberation Serif" fo:font-size="12pt" fo:font-weight="bold" officeooo:rsid="0016a07c" officeooo:paragraph-rsid="0016a07c" style:font-size-asian="12pt" style:font-weight-asian="bold" style:font-size-complex="12pt" style:font-weight-complex="bold"/>
    </style:style>
    <style:style style:name="P8" style:family="paragraph" style:parent-style-name="Preformatted_20_Text">
      <loext:graphic-properties draw:fill="solid" draw:fill-color="#272b36" draw:opacity="100%"/>
      <style:paragraph-properties fo:margin-top="0in" fo:margin-bottom="0.1965in" loext:contextual-spacing="false" fo:orphans="2" fo:widows="2" fo:background-color="#272b36"/>
    </style:style>
    <style:style style:name="P9" style:family="paragraph" style:parent-style-name="Preformatted_20_Text">
      <style:text-properties officeooo:rsid="000b6a8d" officeooo:paragraph-rsid="00115256"/>
    </style:style>
    <style:style style:name="P10" style:family="paragraph" style:parent-style-name="Preformatted_20_Text">
      <style:text-properties fo:color="#000000" style:font-name="Liberation Serif" fo:font-size="12pt" officeooo:rsid="00154f27" officeooo:paragraph-rsid="00154f27" style:font-size-asian="12pt" style:font-size-complex="12pt"/>
    </style:style>
    <style:style style:name="P11" style:family="paragraph" style:parent-style-name="Preformatted_20_Text">
      <style:text-properties officeooo:paragraph-rsid="00115797"/>
    </style:style>
    <style:style style:name="P12" style:family="paragraph" style:parent-style-name="Preformatted_20_Text">
      <loext:graphic-properties draw:fill="solid" draw:fill-color="#272b36" draw:opacity="100%"/>
      <style:paragraph-properties fo:orphans="2" fo:widows="2" fo:background-color="#272b36"/>
    </style:style>
    <style:style style:name="P13" style:family="paragraph" style:parent-style-name="Preformatted_20_Text">
      <loext:graphic-properties draw:fill="solid" draw:fill-color="#272b36" draw:opacity="100%"/>
      <style:paragraph-properties fo:orphans="2" fo:widows="2" fo:background-color="#272b36"/>
      <style:text-properties officeooo:paragraph-rsid="001b9fe3"/>
    </style:style>
    <style:style style:name="P14" style:family="paragraph" style:parent-style-name="Preformatted_20_Text">
      <style:text-properties officeooo:rsid="000b6a8d" officeooo:paragraph-rsid="00115256"/>
    </style:style>
    <style:style style:name="T1" style:family="text">
      <style:text-properties fo:font-variant="normal" fo:text-transform="none" fo:color="#ffffff" style:font-name="Source Code Pro" fo:font-size="12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ffffff" fo:letter-spacing="normal" loext:padding="0in" loext:border="none"/>
    </style:style>
    <style:style style:name="T3" style:family="text">
      <style:text-properties fo:font-variant="normal" fo:text-transform="none" style:font-name="Source Code Pro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15256" style:font-size-asian="12pt" style:font-size-complex="12pt" loext:padding="0in" loext:border="none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15797" style:font-size-asian="12pt" style:font-size-complex="12pt" loext:padding="0in" loext:border="none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54f27" style:font-size-asian="12pt" style:font-size-complex="12pt" loext:padding="0in" loext:border="none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bb3dc" style:font-size-asian="12pt" style:font-size-complex="12pt" loext:padding="0in" loext:border="none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115797" fo:background-color="#ffffff" loext:char-shading-value="0" style:font-size-asian="12pt" style:font-size-complex="12pt" loext:padding="0in" loext:border="none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bold" officeooo:rsid="00115797" style:font-size-asian="12pt" style:font-size-complex="12pt" loext:padding="0in" loext:border="none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bold" officeooo:rsid="00115797" style:font-size-asian="12pt" style:font-weight-asian="bold" style:font-size-complex="12pt" style:font-weight-complex="bold" loext:padding="0in" loext:border="none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bold" officeooo:rsid="00115256" style:font-size-asian="12pt" style:font-weight-asian="bold" style:font-size-complex="12pt" style:font-weight-complex="bold" loext:padding="0in" loext:border="none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bold" officeooo:rsid="00115797" fo:background-color="#ffffff" loext:char-shading-value="0" style:font-size-asian="12pt" style:font-weight-asian="bold" style:font-size-complex="12pt" style:font-weight-complex="bold" loext:padding="0in" loext:border="none"/>
    </style:style>
    <style:style style:name="T14" style:family="text">
      <style:text-properties fo:font-variant="normal" fo:text-transform="none" fo:color="#333333" style:font-name="SFMono-Regular" fo:font-size="10.5pt" fo:letter-spacing="normal" fo:font-style="normal" fo:font-weight="normal" loext:padding="0in" loext:border="none"/>
    </style:style>
    <style:style style:name="T15" style:family="text">
      <style:text-properties officeooo:rsid="0016a07c"/>
    </style:style>
    <style:style style:name="T16" style:family="text">
      <style:text-properties officeooo:rsid="001860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#Start Fabric server</text:p>
      <text:p text:style-name="P1">cd ~/fabric-dev-servers</text:p>
      <text:p text:style-name="P1">sudo ./startFabric.sh</text:p>
      <text:p text:style-name="P1"/>
      <text:p text:style-name="P1">#Stop Fabric server</text:p>
      <text:p text:style-name="P1">sudo ./stopFabric.sh</text:p>
      <text:p text:style-name="P1"/>
      <text:p text:style-name="P5">#Open playground</text:p>
      <text:p text:style-name="P2">composer-playground</text:p>
      <text:p text:style-name="P2"/>
      <text:p text:style-name="P5">#Create and import FIRST version </text:p>
      <text:p text:style-name="P9"><text:bookmark text:name="hl_code4"/><text:span text:style-name="Source_20_Text"><text:span text:style-name="T4">composer archive create -t dir -n .</text:span></text:span></text:p>
      <text:p text:style-name="P9"><text:span text:style-name="Source_20_Text"><text:span text:style-name="T4"/></text:span></text:p>
      <text:p text:style-name="P9"><text:bookmark text:name="hl_code5"/><text:span text:style-name="Source_20_Text"><text:span text:style-name="T4">composer network install --card PeerAdmin@hlfv1 --archiveFile </text:span></text:span><text:a xlink:type="simple" xlink:href="mailto:bot@0.0.1.bna" text:style-name="Internet_20_link" text:visited-style-name="Visited_20_Internet_20_Link"><text:span text:style-name="Source_20_Text"><text:span text:style-name="T5">bot</text:span></text:span></text:a><text:a xlink:type="simple" xlink:href="mailto:bot@0.0.1.bna" text:style-name="Internet_20_link" text:visited-style-name="Visited_20_Internet_20_Link"><text:span text:style-name="Source_20_Text"><text:span text:style-name="T4">@0.0.1.bna</text:span></text:span></text:a></text:p>
      <text:p text:style-name="P9"><text:span text:style-name="Source_20_Text"><text:span text:style-name="T4"/></text:span></text:p>
      <text:p text:style-name="P9"><text:bookmark text:name="hl_code6"/><text:span text:style-name="Source_20_Text"><text:span text:style-name="T4">composer network start --networkName </text:span></text:span><text:span text:style-name="Source_20_Text"><text:span text:style-name="T5">bot</text:span></text:span><text:span text:style-name="Source_20_Text"><text:span text:style-name="T4"> --networkVersion 0.0.1 --networkAdmin admin --networkAdminEnrollSecret adminpw --card PeerAdmin@hlfv1 --file networkadmin.card</text:span></text:span></text:p>
      <text:p text:style-name="P9"><text:span text:style-name="Source_20_Text"><text:span text:style-name="T4"/></text:span></text:p>
      <text:p text:style-name="P9"><text:bookmark text:name="hl_code7"/><text:span text:style-name="Source_20_Text"><text:span text:style-name="T4">composer card import --file networkadmin.card</text:span></text:span></text:p>
      <text:p text:style-name="P9"><text:span text:style-name="Source_20_Text"><text:span text:style-name="T4"/></text:span></text:p>
      <text:p text:style-name="P9"><text:span text:style-name="Source_20_Text"><text:span text:style-name="T12">#Open restAPI server</text:span></text:span></text:p>
      <text:p text:style-name="P9"><text:bookmark text:name="hl_code9"/><text:span text:style-name="Source_20_Text"><text:span text:style-name="T4">composer-rest-server</text:span></text:span></text:p>
      <text:p text:style-name="P9"><text:bookmark text:name="hl_code1"/><text:span text:style-name="Source_20_Text"><text:span text:style-name="T4">composer-rest-server -c admin@</text:span></text:span><text:span text:style-name="Source_20_Text"><text:span text:style-name="T7">bot</text:span></text:span><text:span text:style-name="Source_20_Text"><text:span text:style-name="T4"> -m true -</text:span></text:span><text:span text:style-name="Source_20_Text"><text:span text:style-name="T8">a true</text:span></text:span></text:p>
      <text:p text:style-name="P9"><text:span text:style-name="Source_20_Text"><text:span text:style-name="T8">composer-rest-server -c admin@bot -n never -u true -w true -p 3001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12">#</text:span></text:span><text:span text:style-name="Source_20_Text"><text:span text:style-name="T11">Create and upgrade SECOND version</text:span></text:span></text:p>
      <text:p text:style-name="P11"><text:span text:style-name="Source_20_Text"><text:span text:style-name="T6">#First Update the </text:span></text:span><text:span text:style-name="Source_20_Text"><text:span text:style-name="Strong_20_Emphasis"><text:span text:style-name="T10">version</text:span></text:span></text:span><text:span text:style-name="Source_20_Text"><text:span text:style-name="T6"> property to </text:span></text:span><text:span text:style-name="Source_20_Text"><text:span text:style-name="T11">0.0.2</text:span></text:span><text:span text:style-name="Source_20_Text"><text:span text:style-name="T6"> </text:span></text:span><text:span text:style-name="Source_20_Text"><text:span text:style-name="T9">in </text:span></text:span><text:span text:style-name="Source_20_Text"><text:span text:style-name="T13">package.json</text:span></text:span></text:p>
      <text:p text:style-name="P9"><text:bookmark text:name="hl_code3"/><text:span text:style-name="Source_20_Text"><text:span text:style-name="T6">composer archive create --sourceType dir --sourceName . -a </text:span></text:span><text:a xlink:type="simple" xlink:href="mailto:bot@0.0.2.bna" text:style-name="Internet_20_link" text:visited-style-name="Visited_20_Internet_20_Link"><text:span text:style-name="Source_20_Text">bot@0.0.2.bna</text:span></text:a></text:p>
      <text:p text:style-name="P9"><text:span text:style-name="Source_20_Text"><text:span text:style-name="T6"/></text:span></text:p>
      <text:p text:style-name="P9"><text:bookmark text:name="hl_code41"/><text:span text:style-name="Source_20_Text"><text:span text:style-name="T6">composer network install --card PeerAdmin@hlfv1 --archiveFile bot@0.0.2.bna</text:span></text:span></text:p>
      <text:p text:style-name="P9"><text:span text:style-name="Source_20_Text"><text:span text:style-name="T6"/></text:span></text:p>
      <text:p text:style-name="P9"><text:bookmark text:name="hl_code52"/><text:span text:style-name="Source_20_Text"><text:span text:style-name="T6">composer network upgrade -c PeerAdmin@hlfv1 -n bot -V 0.0.2</text:span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9"><text:span text:style-name="Source_20_Text"><text:span text:style-name="T4"/></text:span></text:p>
      <text:p text:style-name="P6">#See all active docker container</text:p>
      <text:p text:style-name="P3">sudo docker ps</text:p>
      <text:p text:style-name="P3"/>
      <text:p text:style-name="P6">#<text:span text:style-name="T15">Stop</text:span> a container</text:p>
      <text:p text:style-name="P3">sudo docker container stop [containerName] <text:s/><text:span text:style-name="T16">(mongo)</text:span></text:p>
      <text:p text:style-name="P3"/>
      <text:p text:style-name="P7">#Remove a container </text:p>
      <text:p text:style-name="P4">sudo docker container rm [containerName]</text:p>
      <text:p text:style-name="P3"/>
      <text:p text:style-name="P6">#See all active network connecting to container</text:p>
      <text:p text:style-name="P3">sudo docker network ls</text:p>
      <text:p text:style-name="P3"/>
      <text:p text:style-name="P6">#See composer card list</text:p>
      <text:p text:style-name="P3">composer card list</text:p>
      <text:p text:style-name="P3"/>
      <text:p text:style-name="P3"/>
      <text:p text:style-name="P3"/>
      <text:p text:style-name="P3">sudo docker container stop rest</text:p>
      <text:p text:style-name="P3">sudo docker container rm rest</text:p>
      <text:p text:style-name="P3"/>
      <text:p text:style-name="P3"/>
      <text:p text:style-name="P3"><text:soft-page-break/></text:p>
      <text:p text:style-name="P10"><text:bookmark text:name="hl_code12"/><text:span text:style-name="Source_20_Text"><text:span text:style-name="T3">export COMPOSER_PROVIDERS='{</text:span></text:span></text:p>
      <text:p text:style-name="P12"><text:span text:style-name="Source_20_Text"><text:span text:style-name="T2"><text:s text:c="2"/></text:span></text:span><text:span text:style-name="Source_20_Text"><text:span text:style-name="T1">"github": {</text:span></text:span></text:p>
      <text:p text:style-name="P12"><text:span text:style-name="Source_20_Text"><text:span text:style-name="T2"><text:s text:c="4"/></text:span></text:span><text:span text:style-name="Source_20_Text"><text:span text:style-name="T1">"provider": "github",</text:span></text:span></text:p>
      <text:p text:style-name="P12"><text:span text:style-name="Source_20_Text"><text:span text:style-name="T2"><text:s text:c="4"/></text:span></text:span><text:span text:style-name="Source_20_Text"><text:span text:style-name="T1">"module": "passport-github",</text:span></text:span></text:p>
      <text:p text:style-name="P13"><text:span text:style-name="Source_20_Text"><text:span text:style-name="T2"><text:s text:c="4"/></text:span></text:span><text:span text:style-name="Source_20_Text"><text:span text:style-name="T1">"clientID": "</text:span></text:span><text:span text:style-name="Source_20_Text"><text:span text:style-name="T14">c74196b99bca750c4a39</text:span></text:span><text:span text:style-name="Source_20_Text"><text:span text:style-name="T1">",</text:span></text:span></text:p>
      <text:p text:style-name="P13"><text:span text:style-name="Source_20_Text"><text:span text:style-name="T2"><text:s text:c="4"/></text:span></text:span><text:span text:style-name="Source_20_Text"><text:span text:style-name="T1">"clientSecret": "</text:span></text:span><text:span text:style-name="Source_20_Text"><text:span text:style-name="T14">d810936e2219aec030f7324337451d83eb8fe430</text:span></text:span><text:span text:style-name="Source_20_Text"><text:span text:style-name="T1">",</text:span></text:span></text:p>
      <text:p text:style-name="P12"><text:span text:style-name="Source_20_Text"><text:span text:style-name="T2"><text:s text:c="4"/></text:span></text:span><text:span text:style-name="Source_20_Text"><text:span text:style-name="T1">"authPath": "/auth/github",</text:span></text:span></text:p>
      <text:p text:style-name="P12"><text:span text:style-name="Source_20_Text"><text:span text:style-name="T2"><text:s text:c="4"/></text:span></text:span><text:span text:style-name="Source_20_Text"><text:span text:style-name="T1">"callbackURL": "/auth/github/callback",</text:span></text:span></text:p>
      <text:p text:style-name="P12"><text:span text:style-name="Source_20_Text"><text:span text:style-name="T2"><text:s text:c="4"/></text:span></text:span><text:span text:style-name="Source_20_Text"><text:span text:style-name="T1">"successRedirect": "/",</text:span></text:span></text:p>
      <text:p text:style-name="P12"><text:span text:style-name="Source_20_Text"><text:span text:style-name="T2"><text:s text:c="4"/></text:span></text:span><text:span text:style-name="Source_20_Text"><text:span text:style-name="T1">"failureRedirect": "/"</text:span></text:span></text:p>
      <text:p text:style-name="P12"><text:span text:style-name="Source_20_Text"><text:span text:style-name="T2"><text:s text:c="2"/></text:span></text:span><text:span text:style-name="Source_20_Text"><text:span text:style-name="T1">}</text:span></text:span></text:p>
      <text:p text:style-name="P8"><text:span text:style-name="Source_20_Text"><text:span text:style-name="T1">}'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9:23:42.925721683</meta:creation-date>
    <dc:date>2019-02-25T13:42:10.855340184</dc:date>
    <meta:editing-duration>PT6H28M55S</meta:editing-duration>
    <meta:editing-cycles>9</meta:editing-cycles>
    <meta:generator>LibreOffice/6.0.6.2$Linux_X86_64 LibreOffice_project/00m0$Build-2</meta:generator>
    <meta:document-statistic meta:table-count="0" meta:image-count="0" meta:object-count="0" meta:page-count="2" meta:paragraph-count="45" meta:word-count="203" meta:character-count="1623" meta:non-whitespace-character-count="1439"/>
  </office:meta>
</office:document-meta>
</file>